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9ba2e"/>
    </style:style>
    <style:style style:name="P2" style:family="paragraph" style:parent-style-name="Standard">
      <style:text-properties officeooo:paragraph-rsid="001ba99d"/>
    </style:style>
    <style:style style:name="P3" style:family="paragraph" style:parent-style-name="Standard">
      <style:text-properties officeooo:rsid="0019ba2e" officeooo:paragraph-rsid="0019ba2e"/>
    </style:style>
    <style:style style:name="P4" style:family="paragraph" style:parent-style-name="Standard">
      <style:text-properties officeooo:rsid="0019ba2e" officeooo:paragraph-rsid="001cf7e9"/>
    </style:style>
    <style:style style:name="P5" style:family="paragraph" style:parent-style-name="Standard">
      <style:text-properties officeooo:rsid="001ba99d" officeooo:paragraph-rsid="001ba99d"/>
    </style:style>
    <style:style style:name="P6" style:family="paragraph" style:parent-style-name="Standard">
      <style:text-properties officeooo:rsid="001ba99d" officeooo:paragraph-rsid="001cf7e9"/>
    </style:style>
    <style:style style:name="P7" style:family="paragraph" style:parent-style-name="Standard">
      <style:text-properties officeooo:rsid="001c5d56" officeooo:paragraph-rsid="001c5d56"/>
    </style:style>
    <style:style style:name="P8" style:family="paragraph" style:parent-style-name="Standard">
      <style:text-properties officeooo:rsid="001c5d56" officeooo:paragraph-rsid="001cf7e9"/>
    </style:style>
    <style:style style:name="P9" style:family="paragraph" style:parent-style-name="Standard">
      <style:text-properties officeooo:rsid="001bcf2b" officeooo:paragraph-rsid="001bcf2b"/>
    </style:style>
    <style:style style:name="P10" style:family="paragraph" style:parent-style-name="Standard">
      <style:text-properties officeooo:paragraph-rsid="001ba99d"/>
    </style:style>
    <style:style style:name="P11" style:family="paragraph" style:parent-style-name="Standard">
      <style:text-properties officeooo:paragraph-rsid="001cf7e9"/>
    </style:style>
    <style:style style:name="T1" style:family="text">
      <style:text-properties officeooo:rsid="0019ba2e"/>
    </style:style>
    <style:style style:name="T2" style:family="text">
      <style:text-properties officeooo:rsid="001ba99d"/>
    </style:style>
    <style:style style:name="T3" style:family="text">
      <style:text-properties officeooo:rsid="001cf7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y name is Dennis Diehm, <text:span text:style-name="T3">and today I will introduce myself.</text:span></text:p>
      <text:p text:style-name="P4">I am seventeen years old and live in Falkenstein/Vogtland.</text:p>
      <text:p text:style-name="P3">I moved from Meppen, Niedersachen to Falkenstein to start my apprenticeship as IT system specialist for systemintegration.</text:p>
      <text:p text:style-name="P4"><text:span text:style-name="T3">It was a big desire from me to work in a datacenter park as I was a little child.</text:span></text:p>
      <text:p text:style-name="P3">The apprenticeship take 3 years and it is a dual training, <text:span text:style-name="T3">this means that I have some blocks school and then I have to work 4 weeks in my company.</text:span>.</text:p>
      <text:p text:style-name="P1"><text:span text:style-name="T1">I </text:span><text:span text:style-name="T3">ha</text:span><text:span text:style-name="T1">ve started my apprenticeship on the 1st August, 2012, </text:span><text:span text:style-name="T2">but my company proposed that I can work one month earlier than the acutual aprenticeship is starting.</text:span></text:p>
      <text:p text:style-name="P5">In this month I worked in the Hardware Department of my company, where I build the normal and special servers for our customers.</text:p>
      <text:p text:style-name="P6"><text:span text:style-name="T3">Special servers have some additional special hardware like a Hardware-Raid Controller or SSDs.</text:span></text:p>
      <text:p text:style-name="P5">I really enjoyed this month, because the colleagues <text:span text:style-name="T3">were</text:span> <text:s/>very funny and we laughed every day <text:span text:style-name="T3">about some stupid stuff.</text:span>.</text:p>
      <text:p text:style-name="P1"><text:span text:style-name="T1">I hope that when I have finished my apprenticeship that my company takes me as a specialst </text:span><text:span text:style-name="T2">and </text:span><text:span text:style-name="T3">I</text:span><text:span text:style-name="T2"> stay a long time in this company, because I really enjoy the working climate, </text:span><text:span text:style-name="T3">and it was a very big desire from me.</text:span></text:p>
      <text:p text:style-name="P5">Now a few informatins about my technical college</text:p>
      <text:p text:style-name="P1"><text:span text:style-name="T1">My </text:span><text:span text:style-name="T2">technical college</text:span><text:span text:style-name="T1"> is called “BSZ e.o Plauen” </text:span><text:span text:style-name="T2">where you can learn a huge amount of jobs </text:span><text:span text:style-name="T3">like Information technolgy, electrician, mechanic.</text:span></text:p>
      <text:p text:style-name="P3">I really enjoy the time on the technical college, although I have to drive everyday 25km to school in Plauen <text:span text:style-name="T3">with my good friend Tobias Böhm</text:span>.</text:p>
      <text:p text:style-name="P1"><text:span text:style-name="T1">Furthermore I want to say that the subjects on the school are very interessting and the teachers are very cool and help you out when you have problems with a </text:span><text:span text:style-name="T2">an exercise or something else.</text:span></text:p>
      <text:p text:style-name="P2"><text:span text:style-name="T2">We have a lot of subjects </text:span><text:bookmark text:name="result_box"/><text:span text:style-name="T2">such as “BWG, ITS-Hardware, Fachenglisch, </text:span><text:span text:style-name="T3">German</text:span><text:span text:style-name="T2">, Java, HTML”.</text:span></text:p>
      <text:p text:style-name="P2"><text:span text:style-name="T2">Now a few informations about my company</text:span><text:span text:style-name="T1">, I work for the Hetzner Online AG located in Falkenstein, the companys headquater is in Gunzenhausen and the subsidarys are in Gunzenhausen and Falkenstein.</text:span></text:p>
      <text:p text:style-name="P11"><text:span text:style-name="T3">Falkenstein is the biggest datacenter of Hetzner Online AG, the datacenter in Nürnberg have only 2 Dcs and Falkenstein has 11 DCs</text:span></text:p>
      <text:p text:style-name="P3">My company provide<text:span text:style-name="T3">s</text:span> dedicated servers, managed servers, virtual servers, colocation space and Webspace.</text:p>
      <text:p text:style-name="P3">Hetzner Online AG has 13 Datacenters up and running and 4 Datacenters are still under construction.</text:p>
      <text:p text:style-name="P3">The company is growing rapidly at the moment and we get <text:span text:style-name="T3">every month a huge amount of </text:span><text:s/>new server requests.</text:p>
      <text:p text:style-name="P7">My company have a social project in South Africa where we are helping poor people and build new homes for them.</text:p>
      <text:p text:style-name="P8"><text:span text:style-name="T3">Furthermore my company have a few awards for Green IT and a social engaged company.</text:span></text:p>
      <text:p text:style-name="P5">I decided to make this kind of job, because I really enjoy all activities with computers even in childhood times I was very interessted in computers and destroyed the operating system of my fathers business-laptop as I was 7 years old.</text:p>
      <text:p text:style-name="P5">On my secondary school times I administrate the school-network and was responsible for it and for the complete IT Technology <text:span text:style-name="T3">on my old school</text:span>.</text:p>
      <text:p text:style-name="P9">In my originally home town it was known that I have <text:span text:style-name="T3">a huge</text:span> knowledge about computers and a lot of people asked me <text:span text:style-name="T3">to</text:span> help <text:span text:style-name="T3">them with their problems</text:span>.</text:p>
      <text:p text:style-name="P9"><text:soft-page-break/></text:p>
      <text:p text:style-name="P5"/>
      <text:p text:style-name="P5"/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12T11:57:02</meta:creation-date>
    <dc:date>2012-11-26T18:18:26</dc:date>
    <dc:creator>Dennis Diehm</dc:creator>
    <meta:editing-duration>PT15M48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2" meta:paragraph-count="26" meta:word-count="548" meta:character-count="3137" meta:non-whitespace-character-count="2611"/>
  </office:meta>
</office:document-meta>
</file>